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5B000001775C8B6C1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text-properties fo:color="#000000"/>
    </style:style>
    <style:style style:name="P61" style:family="paragraph" style:parent-style-name="Preformatted_20_Text">
      <style:paragraph-properties fo:margin-top="0in" fo:margin-bottom="0.1965in"/>
      <style:text-properties fo:color="#000000" fo:font-size="10pt" style:font-size-asian="10pt" style:font-size-complex="10pt"/>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Text_20_body">
      <style:paragraph-properties fo:margin-left="0.4925in" fo:margin-right="0in" fo:text-indent="-0.2083in" style:auto-text-indent="false">
        <style:tab-stops/>
      </style:paragraph-properties>
    </style:style>
    <style:style style:name="P87" style:family="paragraph" style:parent-style-name="Text_20_body" style:list-style-name="List_20_1"/>
    <style:style style:name="P88" style:family="paragraph" style:parent-style-name="Text_20_body">
      <style:text-properties fo:color="#000000"/>
    </style:style>
    <style:style style:name="P89" style:family="paragraph" style:parent-style-name="Text_20_body">
      <style:paragraph-properties fo:text-align="center" style:justify-single-word="false"/>
      <style:text-properties fo:color="#000000" fo:font-weight="bold" style:font-weight-asian="bold" style:font-weight-complex="bold"/>
    </style:style>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2">
      <style:paragraph-properties fo:margin-left="0in" fo:margin-right="0in" fo:text-indent="0in" style:auto-text-indent="false"/>
    </style:style>
    <style:style style:name="P92"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4">
      <style:text-properties fo:color="#000000"/>
    </style:style>
    <style:style style:name="P96" style:family="paragraph" style:parent-style-name="Heading_20_4">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3">
      <style:text-properties fo:color="#000000"/>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Preformatted_20_Text">
      <style:text-properties fo:color="#000000"/>
    </style:style>
    <style:style style:name="P104" style:family="paragraph" style:parent-style-name="Preformatted_20_Text">
      <style:text-properties fo:color="#000000" fo:font-size="10pt" style:font-size-asian="10pt" style:font-size-complex="10pt"/>
    </style:style>
    <style:style style:name="P105" style:family="paragraph" style:parent-style-name="Preformatted_20_Text">
      <style:text-properties fo:color="#0000cc" fo:font-size="10pt" fo:background-color="#e7e7ff" style:font-size-asian="10pt" style:font-size-complex="10pt"/>
    </style:style>
    <style:style style:name="P106" style:family="paragraph" style:parent-style-name="Preformatted_20_Text">
      <style:text-properties fo:font-size="10pt" style:font-size-asian="10pt" style:font-size-complex="10pt"/>
    </style:style>
    <style:style style:name="P107" style:family="paragraph" style:parent-style-name="List_20_1" style:list-style-name="L3">
      <style:paragraph-properties fo:margin-left="0.6535in" fo:margin-right="0in" fo:text-indent="-0.2555in" style:auto-text-indent="false">
        <style:tab-stops/>
      </style:paragraph-properties>
    </style:style>
    <style:style style:name="P108" style:family="paragraph" style:parent-style-name="List_20_1" style:list-style-name="L3">
      <style:paragraph-properties fo:margin-left="0.6346in" fo:margin-right="0in" fo:text-indent="-0.2555in" style:auto-text-indent="false">
        <style:tab-stops/>
      </style:paragraph-properties>
    </style:style>
    <style:style style:name="P109"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color="#008000" fo:font-size="12pt" style:font-size-asian="12pt" style:font-size-complex="12pt"/>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30">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bookmark-start text:name="DDE_LINK22"/>1 Preface<text:tab/>6</text:p>
          <text:p text:style-name="P100">1.1 Dedication<text:tab/>6</text:p>
          <text:p text:style-name="P100">1.2 Acknowledgments<text:tab/>6</text:p>
          <text:p text:style-name="P100">1.3 Support Email List<text:tab/>6</text:p>
          <text:p text:style-name="P100">1.4 Recommended Weekly Sequence When Teaching A Class With This Book<text:tab/>6</text:p>
          <text:p text:style-name="P99">2 Introduction<text:tab/>7</text:p>
          <text:p text:style-name="P100">2.1 Patterns And STEM<text:tab/>7</text:p>
          <text:p text:style-name="P99">3 Patterns And Pattern Spaces<text:tab/>8</text:p>
          <text:p text:style-name="P100">3.1 Exploring A Permutation Pattern Space<text:tab/>8</text:p>
          <text:p text:style-name="P101">3.1.1 Generating Permutation Patterns With PermutationsList()<text:tab/>8</text:p>
          <text:p text:style-name="P101">3.1.2 The Permutations() Function And The Enormous Pattern Spaces It Can Work With<text:tab/>12</text:p>
          <text:p text:style-name="P100">3.2 Tools For Moving Through A Pattern Space<text:tab/>14</text:p>
          <text:p text:style-name="P101">3.2.1 Walking Through A Pattern Space With Pencil And Paper<text:tab/>14</text:p>
          <text:p text:style-name="P101">3.2.2 Flying A Spacecraft Through A Pattern Space With A Loop Based Program<text:tab/>15</text:p>
          <text:p text:style-name="P102">3.2.2.1 A Pattern Space Can Quickly Become Too Vast For Even A Computer "Spacecraft" To Traverse<text:tab/>16</text:p>
          <text:p text:style-name="P101">3.2.3 Hyperspace Jumping Through A Pattern Space With Mathematical Formulas And Theorems<text:tab/>18</text:p>
          <text:p text:style-name="P102">3.2.3.1 Beginning The Search For An Integer Summing Jump Point<text:tab/>18</text:p>
          <text:p text:style-name="P102">3.2.3.2 Switching To Mathematical Notation<text:tab/>21</text:p>
          <text:p text:style-name="P101">3.2.4 Formulas And Theorems Are Like Hyperspace Jump Points<text:tab/>25</text:p>
          <text:p text:style-name="P101">3.2.5 The Greek Letter Sigma () Is Used In Mathematical Notation To Represent The Sum Operation<text:tab/>26</text:p>
          <text:p text:style-name="P102">3.2.5.1 Summing Without Applying An Operation<text:tab/>26</text:p>
          <text:p text:style-name="P102">3.2.5.2 Applying An Operation While Summing<text:tab/>27</text:p>
          <text:p text:style-name="P101">3.2.6 Mathematical Notation Was Designed To Relay Complex Ideas With A Minimum Amount Of Writing (Or Typing!)<text:tab/>28</text:p>
          <text:p text:style-name="P102">3.2.6.1 Knowing How To Program Makes Learning Mathematics Easier<text:tab/>28</text:p>
          <text:p text:style-name="P102">3.2.6.2 Using Juxtaposition Notation For Multiplication Instead Of The * Operator In Mathematical Notation<text:tab/>28</text:p>
          <text:p text:style-name="P100">3.3 Exercises<text:tab/>29</text:p>
          <text:p text:style-name="P101">3.3.1 Exercise 1<text:tab/>29</text:p>
          <text:p text:style-name="P101">3.3.2 Exercise 2<text:tab/>30</text:p>
          <text:p text:style-name="P101">3.3.3 Exercise 3<text:tab/>30</text:p>
          <text:p text:style-name="P101">3.3.4 Exercise 4<text:tab/>31</text:p>
          <text:p text:style-name="P101">3.3.5 Exercise 5<text:tab/>32</text:p>
          <text:p text:style-name="P101"><text:soft-page-break/>3.3.6 Exercise 6<text:tab/>33</text:p>
          <text:p text:style-name="P99">4 Number System Patterns (Some Have Big Gaps, Some Have Small Gaps or No Gaps)<text:tab/>34</text:p>
          <text:p text:style-name="P100">4.1 Number Systems Which Have Big Gaps<text:tab/>34</text:p>
          <text:p text:style-name="P101">4.1.1 - The Natural (Or Counting) Numbers<text:tab/>34</text:p>
          <text:p text:style-name="P101">4.1.2 The Integers (Natural Numbers Plus Their Negative Counterparts)<text:tab/>35</text:p>
          <text:p text:style-name="P101">4.1.3 The Big Gaps Which Exist Between Natural Numbers And Integers<text:tab/>36</text:p>
          <text:p text:style-name="P102">4.1.3.1 Zooming Into The Area Between The Integers 0 And 1<text:tab/>36</text:p>
          <text:p text:style-name="P101">4.1.4 Natural Numbers And Integers Are Used When Counting Things (Discrete Mathematics)<text:tab/>37</text:p>
          <text:p text:style-name="P100">4.2 The Rational Numbers, A Number System Which Has Small Gaps<text:tab/>38</text:p>
          <text:p text:style-name="P101">4.2.1 The Rational Number System Contains Equivalents To All The Integers<text:tab/>38</text:p>
          <text:p text:style-name="P101">4.2.2 Zooming Into The Area Between The Rational Numbers 0/1 And 1/1<text:tab/>39</text:p>
          <text:p text:style-name="P101">4.2.3 Going Beyond One Level In The Zoom (All Rational Numbers Have An Infinite Number Of Rational Numbers Between Them)<text:tab/>40</text:p>
          <text:p text:style-name="P101">4.2.4 Irrational Numbers<text:tab/>41</text:p>
          <text:p text:style-name="P100">4.3 The Real Numbers And Decimal Representations<text:tab/>41</text:p>
          <text:p text:style-name="P101">4.3.1 Obtaining Decimal Representations Of Real Numbers With N()<text:tab/>42</text:p>
          <text:p text:style-name="P101">4.3.2 Obtaining Decimal Representations Of Rational Numbers With N()<text:tab/>43</text:p>
          <text:p text:style-name="P101">4.3.3 Obtaining Rational Representations Of Decimal Numbers<text:tab/>45</text:p>
          <text:p text:style-name="P101">4.3.4 Zooming Into The Area Between The Real Numbers 0.0 And 1.0<text:tab/>45</text:p>
          <text:p text:style-name="P101">4.3.5 Going Beyond One Level In The Zoom (All Real Numbers Have An Infinite Number Of Real Numbers Between Them)<text:tab/>46</text:p>
          <text:p text:style-name="P101">4.3.6 Rational Numbers And Real Numbers Are Used When Measuring Things (Continuous Mathematics).<text:tab/>47</text:p>
          <text:p text:style-name="P101">4.3.7 Imaginary Numbers And Complex Numbers<text:tab/>47</text:p>
          <text:p text:style-name="P100">4.4 Exercises<text:tab/>47</text:p>
          <text:p text:style-name="P101">4.4.1 Exercise 1<text:tab/>48</text:p>
          <text:p text:style-name="P101">4.4.2 Exercise 2<text:tab/>48</text:p>
          <text:p text:style-name="P101">4.4.3 Exercise 3<text:tab/>49</text:p>
          <text:p text:style-name="P101">4.4.4 Exercise 4<text:tab/>49</text:p>
          <text:p text:style-name="P101">4.4.5 Exercise 5<text:tab/>49</text:p>
          <text:p text:style-name="P101">4.4.6 Exercise 6<text:tab/>49</text:p>
          <text:p text:style-name="P101">4.4.7 Exercise 7<text:tab/>49</text:p>
          <text:p text:style-name="P99">5 The Modeling And Simulation Of Systems<text:tab/>50</text:p>
          <text:p text:style-name="P99">6 Counting Based Simulations Which Use Probability<text:tab/>51</text:p>
          <text:p text:style-name="P100">6.1 Rules Related To Probability<text:tab/>51</text:p>
          <text:p text:style-name="P100">6.2 The Three Kinds Of Probabilities<text:tab/>52</text:p>
          <text:p text:style-name="P101">6.2.1 Subjective Probability<text:tab/>52</text:p>
          <text:p text:style-name="P101">6.2.2 Theoretical Probability<text:tab/>52</text:p>
          <text:p text:style-name="P102">6.2.2.1 Calculating The Probability That A Single Die Will Come Up 5 <text:soft-page-break/>When Rolled Using Theory<text:tab/>53</text:p>
          <text:p text:style-name="P101">6.2.3 Empirical Probability<text:tab/>55</text:p>
          <text:p text:style-name="P102">6.2.3.1 Determining The Probability That A Single Die Will Come Up 5 When Rolled Using Simulation (And The Law Of Large Numbers)<text:tab/>55</text:p>
          <text:p text:style-name="P101">6.2.4 Histograms<text:tab/>58</text:p>
          <text:p text:style-name="P102">6.2.4.1 Plain Histogram With No Title<text:tab/>58</text:p>
          <text:p text:style-name="P102">6.2.4.2 Adding A Title To A Histogram And The Options Operator (-&gt;)<text:tab/>59</text:p>
          <text:p text:style-name="P102">6.2.4.3 Histogram With Configured Bins<text:tab/>60</text:p>
          <text:p text:style-name="P102">6.2.4.4 Histogram With Two 1's<text:tab/>61</text:p>
          <text:p text:style-name="P102">6.2.4.5 Histogram With Three 5's<text:tab/>62</text:p>
          <text:p text:style-name="P102">6.2.4.6 Histogram With Axes Labels And Data Series Titles<text:tab/>63</text:p>
          <text:p text:style-name="P101">6.2.5 A Histogram Which Shows The Result Of Rolling A Single Simulated Die 1000 Times<text:tab/>64</text:p>
          <text:p text:style-name="P101">6.2.6 A Histogram Which Shows The Result Of Rolling Two Simulated Dice 1000 Times<text:tab/>65</text:p>
          <text:p text:style-name="P100">6.3 Exercises<text:tab/>67</text:p>
          <text:p text:style-name="P101">6.3.1 Exercise 1<text:tab/>67</text:p>
          <text:p text:style-name="P99">7 Monte Carlo Resampling Simulations<text:tab/>68</text:p>
          <text:p text:style-name="P100">7.1 The Three Doors Game<text:tab/>68</text:p>
          <text:p text:style-name="P100">7.2 In A Room Full Of People, What Is The Probability That At Least Two Will Have The Same Birthday?<text:tab/>69</text:p>
          <text:p text:style-name="P100">7.3 What Is The Probability Of A Family With Four Children Having Exactly Three Boys?<text:tab/>71</text:p>
          <text:p text:style-name="P100">7.4 What Is The Probability Of Having Three Or More Hits In Five Basketball Free throws?<text:tab/>73</text:p>
          <text:p text:style-name="P100">7.5 Shooting At A Target<text:tab/>76</text:p>
          <text:p text:style-name="P100">7.6 Two Stacks Of 10 Pennies<text:tab/>77</text:p>
          <text:p text:style-name="P100">7.7 Vending Machine Simulation<text:tab/>79</text:p>
          <text:p text:style-name="P100">7.8 The Probability Of Obtaining A Hand With Two Of A Kind In Cards<text:tab/>82</text:p>
          <text:p text:style-name="P100">7.9 The Probability Of Obtaining Two Pairs Vs. Three Of A Kind In Cards<text:tab/>83</text:p>
          <text:p text:style-name="P100">7.10 A Random Walk Simulation<text:tab/>84</text:p>
          <text:p text:style-name="P99">8 Mathematical Formulas, Mathematical Functions, Plotting, And GeoGebra<text:tab/>87</text:p>
          <text:p text:style-name="P100">8.1 Applied Mathematics And Formulas<text:tab/>87</text:p>
          <text:p text:style-name="P100">8.2 Reconfiguring Jump Points With The == Operator And The Solve() Function<text:tab/>88</text:p>
          <text:p text:style-name="P100">8.3 Turning A Formula Into An Explicit Function, Independent And Dependent Variables<text:tab/>90</text:p>
          <text:p text:style-name="P100">8.4 The Domain And Range Of A Function<text:tab/>91</text:p>
          <text:p text:style-name="P100">8.5 Plotting A Function (Obtaining A Graphic "Map" Of A Function's Pattern Space)<text:tab/>92</text:p>
          <text:p text:style-name="P101">8.5.1 Generating 11 Points With A ForEach Loop And Plotting Them With ScatterPlot()<text:tab/>93</text:p>
          <text:p text:style-name="P101"><text:soft-page-break/>8.5.2 Analyzing The Plotted Points With Cross Hairs And Mouse Pointer Hovering<text:tab/>95</text:p>
          <text:p text:style-name="P101">8.5.3 Generating 11 Points With Table() And Plotting Them With ScatterPlot()<text:tab/>95</text:p>
          <text:p text:style-name="P101">8.5.4 Generating More Accurate Plots With Table() And ScatterPlot()<text:tab/>97</text:p>
          <text:p text:style-name="P101">8.5.5 Generating Points With Plot2D But Not Plotting Them<text:tab/>99</text:p>
          <text:p text:style-name="P101">8.5.6 Plotting A Function With Plot2D()<text:tab/>100</text:p>
          <text:p text:style-name="P101">8.5.7 Calculating The Slope Of The Function f(t) = 55t (Rise Over Run)<text:tab/>102</text:p>
          <text:p text:style-name="P102">8.5.7.1 Calculating The Slope Using Two Adjacent Points<text:tab/>102</text:p>
          <text:p text:style-name="P102">8.5.7.2 Calculating The Slope Using Two Points Which Are Not Adjacent<text:tab/>103</text:p>
          <text:p text:style-name="P102">8.5.7.3 Using Randomly Selected Points To Calculate The Slope<text:tab/>104</text:p>
          <text:p text:style-name="P99">9 Introduction To The GeoGebra Dynamic Mathematics Application<text:tab/>108</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377142186" text:style-name="List_20_1">
        <text:list-item>
          <text:p text:style-name="P87"><text:bookmark-start text:name="DDE_LINK"/>Week 7: Sections<text:bookmark-end text:name="DDE_LINK"/> 1-3.</text:p>
        </text:list-item>
        <text:list-item>
          <text:p text:style-name="P87">Week 8: Section 4</text:p>
        </text:list-item>
        <text:list-item>
          <text:p text:style-name="P87">Week 9: Sections 5-6</text:p>
        </text:list-item>
        <text:list-item>
          <text:p text:style-name="P87">Week 10: Section 7</text:p>
        </text:list-item>
        <text:list-item>
          <text:p text:style-name="P87">Week 11: Sections</text:p>
          <text:p text:style-name="P87"/>
        </text:list-item>
      </text:list>
      <text:h text:style-name="P94"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46059451"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7">(Also, the <text:span text:style-name="T6">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46"><text:span text:style-name="T18">Echo</text:span><text:span text:style-name="T5">(</text:span><text:span text:style-name="T35">"Pattern generation time: "</text:span>, patternGenerationTime, <text:span text:style-name="T35">"seconds."</text:span><text:span text:style-name="T5">)</text:span>;</text:p>
      <text:p text:style-name="P46"/>
      <text:p text:style-name="P46"><text:span text:style-name="T18">Echo</text:span><text:span text:style-name="T5">(</text:span><text:span text:style-name="T35">"Counting time: "</text:span>, countingTime, <text:span text:style-name="T35">"seconds."</text:span><text:span text:style-name="T5">)</text:span>;</text:p>
      <text:p text:style-name="P46"/>
      <text:p text:style-name="P46"><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12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5">"Sum: "</text:span>, sum<text:span text:style-name="T5">)</text:span>;</text:p>
      <text:p text:style-name="P46"/>
      <text:p text:style-name="P27"><text:span text:style-name="T18">Echo</text:span><text:span text:style-name="T5">(</text:span><text:span text:style-name="T35">"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3">.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59">%/mathpiper</text:p>
      <text:p text:style-name="P59"/>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4">.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3">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5"> </text:span><text:span text:style-name="T41">was a mathematician who developed a set of principles for solving problems. <text:s/></text:span>One of the ways he devised for solving a <text:span text:style-name="T4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42"><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43"><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44"><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45"><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46"><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1"><text:span text:style-name="T27">. <text:s text:c="2"/></text:span><text:span text:style-name="T20">%/output</text:span></text:p>
      <text:p text:style-name="Text_20_body">As the timed results of this program indicate, the mathematical expression<draw:frame draw:style-name="fr4"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79"><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79"><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5">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79"><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5">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1">.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9"><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4"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4"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8">FillList</text:span><text:span text:style-name="T5">(</text:span>kit,<text:span text:style-name="T7">7</text:span><text:span text:style-name="T5">)</text:span>;</text:p>
      <text:p text:style-name="P46"/>
      <text:p text:style-name="P27">sack <text:span text:style-name="T33">:=</text:span> <text:span text:style-name="T18">FillList</text:span><text:span text:style-name="T5">(</text:span>cat,<text:span text:style-name="T7">7</text:span><text:span text:style-name="T5">)</text:span>;</text:p>
      <text:p text:style-name="P46"/>
      <text:p text:style-name="P27">wife <text:span text:style-name="T33">:=</text:span> <text:span text:style-name="T18">FillList</text:span><text:span text:style-name="T5">(</text:span>sack,<text:span text:style-name="T7">7</text:span><text:span text:style-name="T5">)</text:span>;</text:p>
      <text:p text:style-name="P46"/>
      <text:p text:style-name="P27">man <text:span text:style-name="T33">:=</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5">"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5">"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5">"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59">%/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2"><draw:frame draw:style-name="fr4"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1">"</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4"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41"><draw:object xlink:href="./Object 36" xlink:type="simple" xlink:show="embed" xlink:actuate="onLoad"/><draw:image xlink:href="./ObjectReplacements/Object 36" xlink:type="simple" xlink:show="embed" xlink:actuate="onLoad"/></draw:frame>is the symbol which is used to represent the <text:soft-page-break/><text:span text:style-name="T41">integers and it stands for the German word "Zahlen" which means "numbers". <text:s text:c="2"/></text:span><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4"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5" draw:name="Object39" text:anchor-type="paragraph" svg:x="0.5929in" svg:y="0.1583in" svg:width="5.55in" svg:height="0.6819in" draw:z-index="68"><draw:object xlink:href="./Object 39" xlink:type="simple" xlink:show="embed" xlink:actuate="onLoad"/><draw:image xlink:href="./ObjectReplacements/Object 39" xlink:type="simple" xlink:show="embed" xlink:actuate="onLoad"/></draw:frame><text:tab/></text:p>
      <text:p text:style-name="P53">Zoom</text:p>
      <text:p text:style-name="P55"><draw:frame draw:style-name="fr5" draw:name="Object41" text:anchor-type="paragraph" svg:x="0.5929in" svg:y="0.1583in" svg:width="5.5492in" svg:height="0.6811in" draw:z-index="70"><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5" draw:name="Object42" text:anchor-type="paragraph" svg:x="0.5929in" svg:y="0.1583in" svg:width="5.5492in" svg:height="0.6811in" draw:z-index="100"><draw:object xlink:href="./Object 42" xlink:type="simple" xlink:show="embed" xlink:actuate="onLoad"/><draw:image xlink:href="./ObjectReplacements/Object 42" xlink:type="simple" xlink:show="embed" xlink:actuate="onLoad"/></draw:frame></text:p>
      <text:p text:style-name="P53">Zoom</text:p>
      <text:p text:style-name="P55"><draw:frame draw:style-name="fr5" draw:name="Object43" text:anchor-type="paragraph" svg:x="0.5929in" svg:y="0.161in" svg:width="5.6728in" svg:height="1.5634in" draw:z-index="101"><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4"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4"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4"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17"><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2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29"><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8">NumberLinePrintZoom(low_number, high_number, divisions, depth)</text:p>
          </table:table-cell>
        </table:table-row>
      </table:table>
      <text:p text:style-name="Preformatted_20_Text"/>
      <text:p text:style-name="P57">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4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5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5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52"><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5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8">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5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4" draw:name="Object65" text:anchor-type="as-char" svg:width="0.2693in" svg:height="0.2161in" draw:z-index="5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5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5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5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1"> and they have </text:span><text:span text:style-name="T6">finite decimal expansions</text:span><text:span text:style-name="T41">.</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6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6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6"><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6"><text:span text:style-name="T14">2) </text:span><text:span text:style-name="T13">Irrational numbers</text:span><text:span text:style-name="T14"> like</text:span><text:span text:style-name="T14"><draw:frame draw:style-name="fr4" draw:name="Object71" text:anchor-type="as-char" svg:width="0.2693in" svg:height="0.2161in" draw:z-index="6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68543523" text:style-name="L2">
        <text:list-header>
          <text:p text:style-name="P91"><text:span text:style-name="Strong_20_Emphasis"><text:span text:style-name="T21">System</text:span></text:span><text:span text:style-name="T46"> <text:s/>A system exists and operates in time and space. </text:span></text:p>
          <text:p text:style-name="P91"><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1"><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few sections we are going to use<text:span text:style-name="T41"> </text:span><text:span text:style-name="T6">integers</text:span><text:span text:style-name="T41"> to model </text:span><text:span text:style-name="T6">counting-oriented (or discrete)</text:span><text:span text:style-name="T41"> systems and </text:span><text:span text:style-name="T6">rational and real numbers</text:span><text:span text:style-name="T41"> to model </text:span><text:span text:style-name="T6">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6">probability</text:span><text:span text:style-name="T41">.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570459488" text:style-name="L3">
        <text:list-item>
          <text:p text:style-name="P107"><text:span text:style-name="T6">Fact </text:span><text:span text:style-name="T41">- a piece of information about circumstances that exist or events that have occurred. ( </text:span><text:a xlink:type="simple" xlink:href="http://wordnetweb.princeton.edu/perl/webwn"><text:span text:style-name="T38">http://wordnetweb.princeton.edu/perl/webwn</text:span></text:a><text:span text:style-name="T41"> ). <text:s/>An example is information on which side of a die is currently facing up.</text:span></text:p>
        </text:list-item>
        <text:list-item>
          <text:p text:style-name="P107"><text:span text:style-name="T6">Data </text:span><text:span text:style-name="T41">- a collection of facts from which conclusions can be drawn. ( </text:span><text:a xlink:type="simple" xlink:href="http://wordnetweb.princeton.edu/perl/webwn"><text:span text:style-name="T38">http://wordnetweb.princeton.edu/perl/webwn</text:span></text:a><text:span text:style-name="T41"> ). <text:s/>An example is which sides are currently facing up on two dice.</text:span></text:p>
        </text:list-item>
        <text:list-item>
          <text:p text:style-name="P107"><text:span text:style-name="T6">Experiment</text:span> - measuring or observing a system to collect data on it. <text:s/><text:span text:style-name="T41">An example is rolling two dice.</text:span></text:p>
        </text:list-item>
        <text:list-item>
          <text:p text:style-name="P107"><text:span text:style-name="T6">Outcome</text:span><text:span text:style-name="T41"> - the result of a given experiment. <text:s/>An example is rolling a 3 and a 4 on two dice.</text:span></text:p>
        </text:list-item>
        <text:list-item>
          <text:p text:style-name="P107"><text:span text:style-name="T6">Sample space</text:span><text:span text:style-name="T41"> - all of the possible outcomes of a given experiment. <text:s/>For the experiment of rolling two dice, the sample space is {2,3,4,5,6,7,8,9,10,11,12}.</text:span></text:p>
        </text:list-item>
        <text:list-item>
          <text:p text:style-name="P107"><text:span text:style-name="T6">Event</text:span><text:span text:style-name="T41"> - a collection of one or more possible outcomes of an experiment that are of interest in a given situation. <text:s/>An example is rolling a die and obtaining a number that is</text:span><text:span text:style-name="T41"><draw:frame draw:style-name="fr4"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796197501" text:continue-numbering="true" text:style-name="L3">
        <text:list-item>
          <text:p text:style-name="P108"><text:span text:style-name="T41">A </text:span><text:span text:style-name="T6">probability</text:span><text:span text:style-name="T41"> consists of a </text:span><text:span text:style-name="T6">quantitative representation</text:span><text:span text:style-name="T41"> of the </text:span><text:span text:style-name="T41">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113243963" text:continue-numbering="true" text:style-name="L3">
        <text:list-item>
          <text:p text:style-name="P92">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4" draw:name="Object73" text:anchor-type="as-char" svg:width="0.198in" svg:height="0.1984in" draw:z-index="64"><draw:object xlink:href="./Object 74" xlink:type="simple" xlink:show="embed" xlink:actuate="onLoad"/><draw:image xlink:href="./ObjectReplacements/Object 74" xlink:type="simple" xlink:show="embed" xlink:actuate="onLoad"/></draw:frame></text:span><text:span text:style-name="T41">) can occur is </text:span><text:span text:style-name="T6">known</text:span><text:span text:style-name="T41">.</text:span></text:p>
      <text:p text:style-name="Text_20_body"><text:span text:style-name="T41">We will</text:span> use the following notation for representing the probability<draw:frame draw:style-name="fr4" draw:name="Object76" text:anchor-type="as-char" svg:width="0.1898in" svg:height="0.1984in" draw:z-index="65"><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6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9"><draw:frame draw:style-name="fr4" draw:name="Object75" text:anchor-type="as-char" svg:width="3.0327in" svg:height="0.1984in" draw:z-index="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7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4" draw:name="Object77" text:anchor-type="as-char" svg:width="5.8984in" svg:height="0.422in" draw:z-index="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4" draw:name="Object78" text:anchor-type="as-char" svg:width="0.198in" svg:height="0.1984in" draw:z-index="7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4" draw:name="Object79" text:anchor-type="as-char" svg:width="5.2028in" svg:height="0.4256in" draw:z-index="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7"><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4" draw:name="Object81" text:anchor-type="as-char" svg:width="0.202in" svg:height="0.4256in" draw:z-index="128"><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4" draw:name="Object82" text:anchor-type="as-char" svg:width="5.4256in" svg:height="0.4256in" draw:z-index="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3"><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3"/>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3"><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4" draw:name="Object84" text:anchor-type="as-char" svg:width="0.198in" svg:height="0.1984in" draw:z-index="75"><draw:object xlink:href="./Object 85" xlink:type="simple" xlink:show="embed" xlink:actuate="onLoad"/><draw:image xlink:href="./ObjectReplacements/Object 85" xlink:type="simple" xlink:show="embed" xlink:actuate="onLoad"/></draw:frame></text:span><text:span text:style-name="T41">) can occur is </text:span><text:span text:style-name="T6">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3"/>
      <text:p text:style-name="P73"><text:span text:style-name="T6">Empirical</text:span> - derived from experiment and observation rather than theory. ( <text:a xlink:type="simple" xlink:href="http://wordnetweb.princeton.edu/perl/webwn"><text:span text:style-name="T37">http://wordnetweb.princeton.edu/perl/webwn</text:span></text:a> )</text:p>
      <text:p text:style-name="P73"/>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4" draw:name="Object85" text:anchor-type="as-char" svg:width="0.198in" svg:height="0.1984in" draw:z-index="7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4" draw:name="Object86" text:anchor-type="as-char" svg:width="4.7146in" svg:height="0.422in" draw:z-index="7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6"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4" draw:name="Object87" text:anchor-type="as-char" svg:width="0.202in" svg:height="0.4256in" draw:z-index="7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oft-page-break/><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1">.</text:span><text:span text:style-name="T6"> <text:s/></text:span><text:span text:style-name="T41">Here is a description for what a histogram is is:</text:span></text:p>
      <text:p text:style-name="P83"/>
      <text:p text:style-name="P8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102"><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103"><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10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1">,</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10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106"><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2" draw:name="graphics9" text:anchor-type="paragraph" svg:width="5.2291in" svg:height="3.5728in" draw:z-index="10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8">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3" draw:name="graphics2" text:anchor-type="paragraph" svg:width="5.2291in" svg:height="3.5728in" draw:z-index="10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8">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5"><text:span text:style-name="T11">. <text:s text:c="2"/></text:span><text:span text:style-name="T19">%/output</text:span></text:p>
      <text:p text:style-name="P46"/>
      <text:p text:style-name="Text_20_body"><draw:frame draw:style-name="fr2" draw:name="graphics10" text:anchor-type="paragraph" svg:width="5.2291in" svg:height="3.5728in" draw:z-index="10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8">Append</text:span><text:span text:style-name="T5">(</text:span>secondPickList, secondPick<text:span text:style-name="T5">)</text:span>;</text:p>
      <text:p text:style-name="P27">];</text:p>
      <text:p text:style-name="P46"/>
      <text:p text:style-name="P27">firstPickWins <text:span text:style-name="T33">:=</text:span> <text:span text:style-name="T18">Count</text:span><text:span text:style-name="T5">(</text:span>firstPickList,PRIZE<text:span text:style-name="T5">)</text:span>;</text:p>
      <text:p text:style-name="P46"/>
      <text:p text:style-name="P27">secondPickWins <text:span text:style-name="T33">:=</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8">Echo</text:span><text:span text:style-name="T5">(</text:span><text:span text:style-name="T35">"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8">Echo</text:span><text:span text:style-name="T5">(</text:span><text:span text:style-name="T35">"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59">%/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5">"The number of trials is: "</text:span>, numberOfTrials<text:span text:style-name="T5">)</text:span>;</text:p>
      <text:p text:style-name="P27"><text:s text:c="4"/><text:span text:style-name="T18">Echo</text:span><text:span text:style-name="T5">(</text:span><text:span text:style-name="T35">"The number of people in the room is: "</text:span>, numberOfPeople<text:span text:style-name="T5">)</text:span>;</text:p>
      <text:p text:style-name="P27"><text:s text:c="4"/><text:span text:style-name="T18">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8">Echo</text:span><text:span text:style-name="T5">(</text:span><text:span text:style-name="T35">"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1">Side Effects:</text:p>
      <text:p text:style-name="P84"><text:s text:c="6"/>{323,362,99,208,102,237,116,199,25,174,23,160,312,351,72,205,40,114,110,212}</text:p>
      <text:p text:style-name="P84"><text:s text:c="6"/>{166,313,124,334,75,<text:span text:style-name="T8">187</text:span>,102,348,64,363,106,78,238,<text:span text:style-name="T8">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8">22</text:span>,295,307,248,194,135,322,234,350,80,249,108,214,69,85,75,148,<text:span text:style-name="T8">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8">101</text:span>,348,27,328,186,135,195,95,50,75,<text:span text:style-name="T8">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8">2</text:span>,124,190,<text:span text:style-name="T8">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8">347</text:span>,172,238,19,245,214,349,43,216,<text:span text:style-name="T8">347</text:span>,83,263,120,185,14,174,113,86,156} - Match on 347</text:p>
      <text:p text:style-name="P84"><text:s text:c="6"/>{337,357,255,229,241,28,261,214,258,254,235,159,8,268,242,52,67,189,190,180}</text:p>
      <text:p text:style-name="P84"><text:s text:c="6"/>{22,77,62,232,190,<text:span text:style-name="T8">275</text:span>,274,111,16,355,118,365,69,214,298,86,323,<text:span text:style-name="T8">275</text:span>,231,29} - Match on 275</text:p>
      <text:p text:style-name="P84"><text:s text:c="6"/>{162,331,112,63,91,181,261,146,26,142,80,151,335,209,79,70,141,309,191,299}</text:p>
      <text:p text:style-name="P84"><text:soft-page-break/><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8">324</text:span>,156,150,61,<text:span text:style-name="T8">324</text:span>,195,351,53,178,329,268,100,171,251,88,82,236} - Match on 324</text:p>
      <text:p text:style-name="P84"><text:s text:c="6"/>{194,251,186,208,192,299,175,151,224,161,221,106,125,115,165,64,339,52,294,219}</text:p>
      <text:p text:style-name="P84"><text:s text:c="6"/>{<text:span text:style-name="T8">202</text:span>,99,140,114,309,319,<text:span text:style-name="T8">202</text:span>,44,168,86,193,27,261,316,156,58,83,40,256,275} - Match on 202</text:p>
      <text:p text:style-name="P84"><text:s text:c="6"/>{167,<text:span text:style-name="T8">349</text:span>,111,351,48,263,29,24,164,108,292,92,19,242,98,296,233,119,<text:span text:style-name="T8">349</text:span>,365} - Match on 349</text:p>
      <text:p text:style-name="P84"><text:s text:c="6"/>{79,143,217,277,328,354,56,163,67,200,<text:span text:style-name="T8">242</text:span>,296,<text:span text:style-name="T8">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8">304</text:span>,56,245,308,139,73,155,124,61,318,153,127,226,296,243,199,25,<text:span text:style-name="T8">304</text:span>,282} - Match on 304</text:p>
      <text:p text:style-name="P84"><text:s text:c="6"/>{126,279,193,356,204,355,7,351,123,303,102,245,98,227,181,88,213,78,316,118}</text:p>
      <text:p text:style-name="P84"><text:s text:c="6"/>{153,102,115,333,29,14,192,333,74,70,<text:span text:style-name="T8">266</text:span>,221,295,<text:span text:style-name="T8">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8">211</text:span>,42,335,343,115,139,301,312,95,331,41,33,206,220,281,<text:span text:style-name="T8">211</text:span>} - Match on 211</text:p>
      <text:p text:style-name="P84"><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1">.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children is: "</text:span>, numberOfChildren<text:span text:style-name="T5">)</text:span>;</text:p>
      <text:p text:style-name="P27"><text:span text:style-name="T18">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8">Echo</text:span><text:span text:style-name="T5">(</text:span><text:span text:style-name="T35">"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2"/>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throws is: "</text:span>, numberOfThrows<text:span text:style-name="T5">)</text:span>;</text:p>
      <text:p text:style-name="P27"><text:span text:style-name="T18">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8">Echo</text:span><text:span text:style-name="T5">(</text:span><text:span text:style-name="T35">"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1">.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shots per trial is: "</text:span>, numberOfShots<text:span text:style-name="T5">)</text:span>;</text:p>
      <text:p text:style-name="P27"><text:span text:style-name="T18">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8">Echo</text:span><text:span text:style-name="T5">(</text:span><text:span text:style-name="T35">"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0"><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maximum flips per trial: "</text:span>, maxFlips<text:span text:style-name="T5">)</text:span>;</text:p>
      <text:p text:style-name="P27"><text:span text:style-name="T18">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8">Echo</text:span><text:span text:style-name="T5">(</text:span><text:span text:style-name="T35">"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1">.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8">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5">"Days to empty data: "</text:span>, daysToEmptyList<text:span text:style-name="T5">)</text:span>;</text:p>
      <text:p text:style-name="P46"/>
      <text:p text:style-name="P27"><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7"><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0"/>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1">. <text:s text:c="2"/><text:span text:style-name="T19">%/output</text:span></text:p>
      <text:p text:style-name="P48"/>
      <text:p text:style-name="P48"/>
      <text:h text:style-name="P97"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5">"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1">.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The last walk path: "</text:span>, walkPath<text:span text:style-name="T5">)</text:span>;</text:p>
      <text:p text:style-name="P27"><text:span text:style-name="T18">Echo</text:span><text:span text:style-name="T5">(</text:span><text:span text:style-name="T35">"Number of successes: "</text:span>, successCount<text:span text:style-name="T5">)</text:span>;</text:p>
      <text:p text:style-name="P27"><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1">.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79"><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80"><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11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8">Echo</text:span><text:span text:style-name="T5">(</text:span><text:span text:style-name="T35">"The speed of the car is "</text:span>, v, <text:span text:style-name="T35">"miles per hour."</text:span><text:span text:style-name="T5">)</text:span>;</text:p>
      <text:p text:style-name="P27"><text:span text:style-name="T18">Echo</text:span><text:span text:style-name="T5">(</text:span><text:span text:style-name="T35">"The amount of time the car has been traveling at this speed is "</text:span>, t, <text:span text:style-name="T35">"hour."</text:span><text:span text:style-name="T5">)</text:span>;</text:p>
      <text:p text:style-name="P27"><text:span text:style-name="T18">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1">. <text:s text:c="2"/><text:span text:style-name="T19">%/output</text:span></text:p>
      <text:p text:style-name="P48"><text:span text:style-name="T41">As indicated in the </text:span><text:span text:style-name="T41"><draw:frame draw:style-name="fr4" draw:name="Object99" text:anchor-type="as-char" svg:width="0.4457in" svg:height="0.1984in" draw:z-index="81"><draw:object xlink:href="./Object 100" xlink:type="simple" xlink:show="embed" xlink:actuate="onLoad"/><draw:image xlink:href="./ObjectReplacements/Object 100" xlink:type="simple" xlink:show="embed" xlink:actuate="onLoad"/></draw:frame></text:span><text:span text:style-name="T41">diagram, all values on the </text:span><text:span text:style-name="T6">right</text:span><text:span text:style-name="T41"> side of the = sign </text:span><text:span text:style-name="T6">must be known</text:span><text:span text:style-name="T41">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1">.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configuring Jump Points With The == Operator And The Solve() Function</text:h>
      <text:p text:style-name="Text_20_body"><text:span text:style-name="T11">In the previous section, the formula "jump point"</text:span><text:span text:style-name="T11"><draw:frame draw:style-name="fr4" draw:name="Object91" text:anchor-type="as-char" svg:width="0.4457in" svg:height="0.1984in" draw:z-index="82"><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oft-page-break/><text:span text:style-name="T13">the distance pattern</text:span><text:span text:style-name="T11"> and we </text:span><text:span text:style-name="T14">want to </text:span><text:span text:style-name="T13">navigate to the location of the speed 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8">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4" draw:name="Object92" text:anchor-type="as-char" svg:width="0.4457in" svg:height="0.1984in" draw:z-index="83"><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4" draw:name="Object93" text:anchor-type="as-char" svg:width="0.4457in" svg:height="0.1984in" draw:z-index="84"><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4" draw:name="Object94" text:anchor-type="as-char" svg:width="0.4457in" svg:height="0.1984in" draw:z-index="85"><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4" draw:name="Object100" text:anchor-type="as-char" svg:width="0.4138in" svg:height="0.422in" draw:z-index="13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31"><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7" text:outline-level="2">Turning A Formula Into An Explicit Function, Independent And Dependent Variables</text:h>
      <text:p text:style-name="Text_20_body"><text:span text:style-name="T11">Earlier we wrote a program which used the formula</text:span><text:span text:style-name="T11"><draw:frame draw:style-name="fr4" draw:name="Object96" text:anchor-type="as-char" svg:width="0.4457in" svg:height="0.1984in" draw:z-index="86"><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4" draw:name="Object97" text:anchor-type="as-char" svg:width="0.4457in" svg:height="0.1984in" draw:z-index="87"><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7"><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1">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1"><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88"><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1">.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8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1">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1">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1">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4" draw:name="Object102" text:anchor-type="as-char" svg:width="0.7366in" svg:height="0.2008in" draw:z-index="9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oft-page-break/><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1"><text:bookmark-start text:name="DDE_LINK21"/><text:span text:style-name="T48">.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1">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11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114"><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ext:soft-page-break/>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8">Table</text:span><text:span text:style-name="T5">(</text:span>x,x,beginValue,endValue,stepAmount<text:span text:style-name="T5">)</text:span>;</text:p>
      <text:p text:style-name="P46"/>
      <text:p text:style-name="P27">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115"><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48">The plots of the function<draw:frame draw:style-name="fr4" draw:name="Object103" text:anchor-type="as-char" svg:width="0.7366in" svg:height="0.2008in" draw:z-index="9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116"><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118"><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119"><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4" draw:name="Object104" text:anchor-type="as-char" svg:width="0.7366in" svg:height="0.2008in" draw:z-index="9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7">{</text:span><text:span text:style-name="T7">0.4166666668</text:span><text:span text:style-name="T37">,</text:span><text:span text:style-name="T19">22.91666667</text:span><text:span text:style-name="T3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1">.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49"> </text:span><text:span text:style-name="T40">{</text:span><text:span text:style-name="T10">0.4166666668</text:span><text:span text:style-name="T40">,</text:span><text:span text:style-name="T24">22.91666667</text:span><text:span text:style-name="T40">}</text:span><text:span text:style-name="T49">.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text:span><text:span text:style-name="T50">no gaps</text:span><text:span text:style-name="T49">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4" draw:name="Object105" text:anchor-type="as-char" svg:width="0.7366in" svg:height="0.2008in" draw:z-index="9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1">. <text:s text:c="2"/><text:span text:style-name="T19">%/output</text:span></text:p>
      <text:p text:style-name="P48"/>
      <text:p text:style-name="P48"><draw:frame draw:style-name="fr2" draw:name="graphics17" text:anchor-type="paragraph" svg:width="5.2909in" svg:height="3.0445in" draw:z-index="111"><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1">. <text:s text:c="2"/><text:span text:style-name="T19">%/output</text:span></text:p>
      <text:p text:style-name="P48"/>
      <text:p text:style-name="P48"><draw:frame draw:style-name="fr2" draw:name="graphics18" text:anchor-type="paragraph" svg:width="5.4327in" svg:height="3.3783in" draw:z-index="11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9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4" draw:name="Object110" text:anchor-type="as-char" svg:width="0.7366in" svg:height="0.2008in" draw:z-index="95"><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4" draw:name="Object109" text:anchor-type="as-char" svg:width="0.4457in" svg:height="0.1984in" draw:z-index="9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4">,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6" draw:name="Object114" text:anchor-type="as-char" svg:width="0.6602in" svg:height="0.4217in" draw:z-index="132"><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89"/>
      <text:p text:style-name="P89"><text:soft-page-break/>Speed</text:p>
      <text:p text:style-name="P89">=</text:p>
      <text:p text:style-name="P89">The rate of change of distance</text:p>
      <text:p text:style-name="P89">=</text:p>
      <text:p text:style-name="P89">The steepness of the distance vs. time line</text:p>
      <text:p text:style-name="P89">=</text:p>
      <text:p text:style-name="P89">The slope of this line</text:p>
      <text:p text:style-name="P89"/>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120"><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4"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95"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121"><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39">110</text:span>. <text:s/>Here is the calculation of the <text:span text:style-name="T6">slope</text:span> of the line:</text:p>
      <text:p text:style-name="P48"/>
      <text:p text:style-name="P50"><draw:frame draw:style-name="fr4" draw:name="Object112" text:anchor-type="as-char" svg:width="2.6201in" svg:height="0.711in" draw:z-index="9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99"><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8">Table</text:span><text:span text:style-name="T5">({</text:span>t,<text:span text:style-name="T34">f</text:span><text:span text:style-name="T5">(</text:span>t<text:span text:style-name="T5">)}</text:span>,t,beginValue,endValue,stepAmount<text:span text:style-name="T5">)</text:span>;</text:p>
      <text:p text:style-name="P27"/>
      <text:p text:style-name="P27"><text:span text:style-name="T18">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oft-page-break/><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8">Echo</text:span><text:span text:style-name="T5">(</text:span><text:span text:style-name="T35">"Point1: "</text:span>, point1<text:span text:style-name="T5">)</text:span>;</text:p>
      <text:p text:style-name="P27"><text:s text:c="4"/><text:span text:style-name="T18">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8">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8">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8">NewLine</text:span><text:span text:style-name="T5">()</text:span>;</text:p>
      <text:p text:style-name="P27">];</text:p>
      <text:p text:style-name="P46"/>
      <text:p text:style-name="P59">%/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1">. <text:s text:c="2"/><text:span text:style-name="T19">%/output</text:span></text:p>
      <text:p text:style-name="P48"><text:soft-page-break/>Notice that <text:span text:style-name="T6">no matter which pair of points is selected,</text:span> the <text:span text:style-name="T6">slope</text:span> which is calculated using the pair is <text:span text:style-name="T6">always 55</text:span>! <text:s/>Something interesting is going on here and what it is will be explored in the next section.</text:p>
      <text:h text:style-name="Heading_20_1" text:outline-level="1">Introduction To The GeoGebra Dynamic Mathematics Applic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3 alpha - <text:date style:data-style-name="N37" text:date-value="2009-10-10T17:51:11.99">10/10/09</text:date><text:tab/>Exploring STEM<text:tab/><text:page-number text:select-page="current">109</text:page-number>/<text:page-count>10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0T17:51:12</dc:date>
    <meta:editing-cycles>628</meta:editing-cycles>
    <meta:editing-duration>PT373H48M00S</meta:editing-duration>
    <meta:document-statistic meta:table-count="23" meta:image-count="16" meta:object-count="115" meta:page-count="109" meta:paragraph-count="2385" meta:word-count="23262" meta:character-count="1605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